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font-size="26pt" officeooo:rsid="000ccb2d" officeooo:paragraph-rsid="000ccb2d" style:font-size-asian="26pt" style:font-size-complex="26pt"/>
    </style:style>
    <style:style style:name="T1" style:family="text">
      <style:text-properties fo:font-size="40pt" style:font-size-asian="40pt" style:font-size-complex="40pt"/>
    </style:style>
    <style:style style:name="T2" style:family="text">
      <style:text-properties fo:font-size="32pt" style:font-size-asian="32pt" style:font-size-complex="32pt"/>
    </style:style>
    <style:style style:name="T3" style:family="text">
      <style:text-properties fo:font-size="36pt" style:font-size-asian="36pt" style:font-size-complex="3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FAILED FAILED FAILED FAILED FAILED FAILED FAILED FAILED FAILED FAILED FAILED FAILED FAILED FAILED FAILED FAILED FAILED FAILED FAILED FAILED FAILED FAILED FAILED FAILED FAILED FAILED FAILED FAILED FAILED FAILED FAILED FAILED FAILED FAILED FAILED FAILED FAILED FAILED FAILED FAILED FAILED FAILED FAILED FAILED FAILED FAILED FAILED FAILED </text:span><text:soft-page-break/><text:span text:style-name="T3">FAILED FAILED FAILED FAILED FAILED FAI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los Sramek</meta:initial-creator>
    <meta:creation-date>2016-08-24T14:05:38.354128536</meta:creation-date>
    <dc:date>2016-08-24T14:06:45.424138126</dc:date>
    <dc:creator>Milos Sramek</dc:creator>
    <meta:editing-duration>PT1M7S</meta:editing-duration>
    <meta:editing-cycles>1</meta:editing-cycles>
    <meta:document-statistic meta:table-count="0" meta:image-count="0" meta:object-count="0" meta:page-count="2" meta:paragraph-count="1" meta:word-count="54" meta:character-count="377" meta:non-whitespace-character-count="324"/>
    <meta:generator>LibreOffice/5.1.1.3$Linux_X86_64 LibreOffice_project/89f508ef3ecebd2cfb8e1def0f0ba9a803b88a6d</meta:generator>
  </office:meta>
</office:document-meta>
</file>